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margin-top="0.1944in"/>
    </style:style>
    <style:style style:name="P2" style:parent-style-name="Heading2" style:family="paragraph">
      <style:paragraph-properties fo:margin-top="0.1666in" fo:margin-bottom="0.0277in"/>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P6" style:parent-style-name="Heading2" style:family="paragraph">
      <style:paragraph-properties fo:margin-top="0.1666in" fo:margin-bottom="0.0277in"/>
    </style:style>
    <style:style style:name="P7" style:parent-style-name="Standard" style:family="paragraph">
      <style:paragraph-properties fo:line-height="100%"/>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paragraph-properties fo:line-height="100%"/>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line-height="100%"/>
    </style:style>
    <style:style style:name="P15" style:parent-style-name="Standard" style:family="paragraph">
      <style:paragraph-properties fo:line-height="100%"/>
    </style:style>
    <style:style style:name="P16" style:parent-style-name="Standard" style:family="paragraph">
      <style:paragraph-properties fo:line-height="100%"/>
    </style:style>
    <style:style style:name="P17" style:parent-style-name="Standard" style:family="paragraph">
      <style:paragraph-properties fo:line-height="100%"/>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line-height="100%"/>
    </style:style>
    <style:style style:name="P20" style:parent-style-name="Standard" style:family="paragraph">
      <style:paragraph-properties fo:line-height="100%"/>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line-height="100%"/>
    </style:style>
    <style:style style:name="T23" style:parent-style-name="DefaultParagraphFont" style:family="text">
      <style:text-properties fo:font-weight="bold" style:font-weight-asian="bold" style:font-weight-complex="bold"/>
    </style:style>
    <style:style style:name="P24" style:parent-style-name="Heading2" style:family="paragraph">
      <style:paragraph-properties fo:margin-top="0.1666in" fo:margin-bottom="0.0277in"/>
    </style:style>
    <style:style style:name="T25" style:parent-style-name="DefaultParagraphFont" style:family="text">
      <style:text-properties fo:font-style="italic" style:font-style-asian="italic" style:font-style-complex="italic"/>
    </style:style>
    <style:style style:name="P26" style:parent-style-name="Standard" style:family="paragraph">
      <style:paragraph-properties fo:line-height="100%"/>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line-height="100%"/>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line-height="100%"/>
    </style:style>
    <style:style style:name="T31" style:parent-style-name="DefaultParagraphFont" style:family="text">
      <style:text-properties fo:font-weight="bold" style:font-weight-asian="bold" style:font-weight-complex="bold"/>
    </style:style>
    <style:style style:name="P32" style:parent-style-name="Standard" style:family="paragraph">
      <style:paragraph-properties fo:line-height="100%"/>
    </style:style>
    <style:style style:name="P33" style:parent-style-name="Standard" style:family="paragraph">
      <style:paragraph-properties fo:line-height="100%"/>
    </style:style>
    <style:style style:name="P34" style:parent-style-name="Standard" style:family="paragraph">
      <style:paragraph-properties fo:line-height="100%"/>
    </style:style>
    <style:style style:name="P35" style:parent-style-name="Standard" style:family="paragraph">
      <style:paragraph-properties fo:line-height="100%"/>
    </style:style>
    <style:style style:name="P36" style:parent-style-name="Standard" style:family="paragraph">
      <style:paragraph-properties fo:line-height="100%"/>
    </style:style>
    <style:style style:name="P37" style:parent-style-name="Standard" style:family="paragraph">
      <style:paragraph-properties fo:line-height="100%"/>
    </style:style>
    <style:style style:name="P38" style:parent-style-name="Standard" style:family="paragraph">
      <style:paragraph-properties fo:line-height="100%"/>
      <style:text-properties fo:font-style="italic" style:font-style-asian="italic" style:font-style-complex="italic"/>
    </style:style>
    <style:style style:name="P39" style:parent-style-name="Standard" style:family="paragraph">
      <style:paragraph-properties fo:line-height="100%"/>
    </style:style>
    <style:style style:name="T40" style:parent-style-name="DefaultParagraphFont" style:family="text">
      <style:text-properties fo:font-style="italic" style:font-style-asian="italic" style:font-style-complex="italic"/>
    </style:style>
    <style:style style:name="P41" style:parent-style-name="Standard" style:family="paragraph">
      <style:paragraph-properties fo:line-height="100%"/>
    </style:style>
    <style:style style:name="T42" style:parent-style-name="DefaultParagraphFont" style:family="text">
      <style:text-properties fo:font-weight="bold" style:font-weight-asian="bold" style:font-weight-complex="bold"/>
    </style:style>
    <style:style style:name="P43" style:parent-style-name="Standard" style:family="paragraph">
      <style:paragraph-properties fo:line-height="100%"/>
    </style:style>
    <style:style style:name="P44" style:parent-style-name="Standard" style:family="paragraph">
      <style:paragraph-properties fo:line-height="100%"/>
    </style:style>
    <style:style style:name="P45" style:parent-style-name="Standard" style:family="paragraph">
      <style:paragraph-properties fo:line-height="100%"/>
    </style:style>
    <style:style style:name="P46" style:parent-style-name="Standard" style:family="paragraph">
      <style:paragraph-properties fo:line-height="100%"/>
    </style:style>
    <style:style style:name="P47" style:parent-style-name="Standard" style:family="paragraph">
      <style:paragraph-properties fo:line-height="100%"/>
    </style:style>
    <style:style style:name="P48" style:parent-style-name="Standard" style:family="paragraph">
      <style:paragraph-properties fo:line-height="100%"/>
    </style:style>
  </office:automatic-styles>
  <office:body>
    <office:text text:use-soft-page-breaks="true">
      <text:p text:style-name="P1"><text:bookmark-start text:name="h.49zrwsj1pq6"/><text:bookmark-end text:name="h.49zrwsj1pq6"/>How To: Create a Report Write Up</text:p>
      <text:h text:style-name="P2" text:outline-level="2"><text:bookmark-start text:name="h.viyttwpd7fct"/><text:bookmark-end text:name="h.viyttwpd7fct"/>Introduction</text:h>
      <text:p text:style-name="Standard">For the data project, students will need to create a report on their portfolios.. For the<text:s/><text:span text:style-name="T3">collaborative</text:span><text:s/>reports, each student should create a Portfolio page for their project, but the content should be almost<text:s/>identical. For the<text:s/><text:span text:style-name="T4">individual</text:span><text:s/>report, students should work on their own to create an<text:s/><text:span text:style-name="T5">individualized<text:s/></text:span>write-up.<text:s/></text:p>
      <text:h text:style-name="P6" text:outline-level="2"><text:bookmark-start text:name="h.5d40tq2axeqn"/><text:bookmark-end text:name="h.5d40tq2axeqn"/>Explanation of Collaborative Report</text:h>
      <text:p text:style-name="P7">As a group, respond directly to each of the following prompts. This report will provide the details of your investigation and should include non-textual representations that communicate the results of your investigation. These representations could include charts, tables, graphs, visualizations, or other appropriate resources that augment or clarify your questions, analysis, and answers.<text:s/></text:p>
      <text:list text:style-name="LS1">
        <text:list-item text:start-value="1">
          <text:p text:style-name="P8">Provide an introduction section that contains the following information:</text:p>
          <text:list text:continue-numbering="true">
            <text:list-item>
              <text:p text:style-name="P9">Names of group members</text:p>
            </text:list-item>
            <text:list-item>
              <text:p text:style-name="P10">Links to other group members collaborative report pages</text:p>
            </text:list-item>
            <text:list-item>
              <text:p text:style-name="P11">Assignment description (i.e. What did this project ask you to do?)</text:p>
            </text:list-item>
          </text:list>
        </text:list-item>
        <text:list-item>
          <text:p text:style-name="P12">Describe the area of focus you and your partner chose to explore and explain why you chose this area. Your answer should be<text:s/><text:span text:style-name="T13">no more than 200 words</text:span>.<text:s/></text:p>
        </text:list-item>
        <text:list-item>
          <text:p text:style-name="P14">List the set of three to five questions you sought to answer.<text:s/></text:p>
        </text:list-item>
        <text:list-item>
          <text:p text:style-name="P15">Identify<text:s/>each permanent data set you used. For each set, you must:<text:s/></text:p>
          <text:list text:continue-numbering="true">
            <text:list-item>
              <text:p text:style-name="P16">Provide the permanent URL.</text:p>
            </text:list-item>
            <text:list-item>
              <text:p text:style-name="P17">Briefly describe the data set.<text:s/><text:span text:style-name="T18">Each description should be no more than 100 words.</text:span></text:p>
            </text:list-item>
            <text:list-item>
              <text:p text:style-name="P19">Provide the date on which you accessed each data set.<text:s/></text:p>
            </text:list-item>
          </text:list>
        </text:list-item>
        <text:list-item>
          <text:p text:style-name="P20">Clearly present the answer to each of the questions you investigated. Each answer should be<text:s/><text:span text:style-name="T21">no more than 200 words</text:span>. Attach and reference any appropriate non-textual representations. Include a one sentence description of each non-textual attachment.<text:s/></text:p>
        </text:list-item>
        <text:list-item>
          <text:p text:style-name="P22">Explain how your questions and answers<text:s/>contribute to the development of insight and knowledge in your chosen area of inquiry. Your explanation should be<text:s/><text:span text:style-name="T23">no more than 300 words</text:span>. Attach (as pdfs) and reference any appropriate non-textual representations. Include a one-sentence description of each<text:s/>non-textual attachment.</text:p>
        </text:list-item>
      </text:list>
      <text:h text:style-name="P24" text:outline-level="2"><text:bookmark-start text:name="h.j5gtqp8ic8zy"/><text:bookmark-end text:name="h.j5gtqp8ic8zy"/>Explanation of Individual Report</text:h>
      <text:p text:style-name="Standard">On your own, respond directly to each of the following prompts:<text:s/></text:p>
      <text:p text:style-name="Standard"/>
      <text:p text:style-name="Standard"><text:span text:style-name="T25">Investigation</text:span></text:p>
      <text:list text:style-name="LS2">
        <text:list-item text:start-value="1">
          <text:p text:style-name="P26">Explain why your questions are rich enough and your data set(s) are large enough to require the use of computation to<text:s/>analyze the data and answer your questions. Your explanation should be<text:s/><text:span text:style-name="T27">no more than 200 words</text:span>.<text:s/></text:p>
        </text:list-item>
        <text:list-item>
          <text:p text:style-name="P28">Explain why your group selected the data set(s) used in your investigation. Your explanation should be<text:s/><text:span text:style-name="T29">no more than 200 words</text:span>.<text:s/></text:p>
        </text:list-item>
        <text:list-item>
          <text:p text:style-name="P30">Describe and justify the<text:s/>specific computational tools (visualization software, spreadsheet, statistical package, etc.) and techniques (filtering, clustering, visualizing,<text:s/><text:soft-page-break/>analyzing, etc.) your group used. Provide a detailed description of how your group processed the information in the data set(s) to conduct the investigation and how this process enabled you to meet your objective of gaining insight and knowledge. This description should be sufficiently detailed to make it clear that you could conduct the investigation on your own.<text:s/>It should also include sufficient detail to allow a reasonably skilled reader to use the tools and techniques to replicate the investigation and verify the results. Your description should be<text:s/><text:span text:style-name="T31">no more than 700 words</text:span>; the following questions may help guide<text:s/>your writing.<text:s/></text:p>
          <text:list text:continue-numbering="true">
            <text:list-item>
              <text:p text:style-name="P32">What challenges did you face in finding the data sources? ‘’</text:p>
            </text:list-item>
            <text:list-item>
              <text:p text:style-name="P33">Did the data require any filtering or cleaning? If so, how did you process the data?</text:p>
            </text:list-item>
            <text:list-item>
              <text:p text:style-name="P34">Did you do any clustering or classifying of your data? If so, how?<text:s/></text:p>
            </text:list-item>
            <text:list-item>
              <text:p text:style-name="P35">Did you translate or transform the data to determine patterns? If so, how?<text:s/></text:p>
            </text:list-item>
            <text:list-item>
              <text:p text:style-name="P36">Did you use any tools to visualize your data? If so, which tools? How did you use them?</text:p>
            </text:list-item>
            <text:list-item>
              <text:p text:style-name="P37">Was the size of your data set a challenge? If so, how did you address the challenge?</text:p>
            </text:list-item>
          </text:list>
        </text:list-item>
      </text:list>
      <text:p text:style-name="P38"/>
      <text:p text:style-name="P39"><text:span text:style-name="T40">Collaboration</text:span></text:p>
      <text:p text:style-name="P41">Reflect on the collaborative process your group used to do the research. <text:s/>Answer the following questions, keeping your answers at a strategic level rather than an operational level. For example, talk about how and why you divided the tasks, but not what time and for how long<text:s/>you met with your group. Your answer should be<text:s/><text:span text:style-name="T42">no more than 300 words</text:span>. Include answers to the following questions:<text:s/></text:p>
      <text:list text:style-name="LS3">
        <text:list-item text:start-value="1">
          <text:p text:style-name="P43">How did you share or divide the work?</text:p>
        </text:list-item>
        <text:list-item>
          <text:p text:style-name="P44">Why did you choose to divide the work in this way?</text:p>
        </text:list-item>
        <text:list-item>
          <text:p text:style-name="P45">How did you coordinate your efforts?<text:s/></text:p>
        </text:list-item>
        <text:list-item>
          <text:p text:style-name="P46">What worked<text:s/>well, and what did not work well, in your collaboration?</text:p>
        </text:list-item>
        <text:list-item>
          <text:p text:style-name="P47">How did you benefit from working with a partner (or partners)?</text:p>
        </text:list-item>
      </text:list>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Gordineer, Andrew E</dc:creator>
    <meta:creation-date>2018-02-13T18:28:00Z</meta:creation-date>
    <dc:date>2018-02-13T18:28:00Z</dc:date>
    <meta:template xlink:href="Normal.dotm" xlink:type="simple"/>
    <meta:editing-cycles>2</meta:editing-cycles>
    <meta:editing-duration>PT0S</meta:editing-duration>
    <meta:document-statistic meta:page-count="2" meta:paragraph-count="8" meta:word-count="659" meta:character-count="4412" meta:row-count="31" meta:non-whitespace-character-count="3761"/>
  </office:meta>
</office:document-meta>
</file>